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ECCAD21901BEBEEE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p" table:style-name="ta1">
        <table:shapes>
          <draw:frame draw:z-index="0" draw:style-name="gr1" draw:text-style-name="P1" svg:width="18.637cm" svg:height="10.483cm" svg:x="6.774cm" svg:y="0.001cm">
            <draw:object draw:notify-on-update-of-ranges="xp.A2:xp.A2000 xp.B1:xp.B1 xp.B2:xp.B2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x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39" calcext:value-type="float">
            <text:p>78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47" calcext:value-type="float">
            <text:p>63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14" calcext:value-type="float">
            <text:p>94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373" calcext:value-type="float">
            <text:p>173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556" calcext:value-type="float">
            <text:p>445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75" calcext:value-type="float">
            <text:p>72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111" calcext:value-type="float">
            <text:p>19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450" calcext:value-type="float">
            <text:p>104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56" calcext:value-type="float">
            <text:p>9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450" calcext:value-type="float">
            <text:p>104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6" calcext:value-type="float">
            <text:p>200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61" calcext:value-type="float">
            <text:p>8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111" calcext:value-type="float">
            <text:p>19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528" calcext:value-type="float">
            <text:p>245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50" calcext:value-type="float">
            <text:p>104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550" calcext:value-type="float">
            <text:p>115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661" calcext:value-type="float">
            <text:p>86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661" calcext:value-type="float">
            <text:p>86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10" calcext:value-type="float">
            <text:p>122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640" calcext:value-type="float">
            <text:p>246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810" calcext:value-type="float">
            <text:p>248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48" calcext:value-type="float">
            <text:p>83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620" calcext:value-type="float">
            <text:p>216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620" calcext:value-type="float">
            <text:p>216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464" calcext:value-type="float">
            <text:p>124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138" calcext:value-type="float">
            <text:p>171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464" calcext:value-type="float">
            <text:p>124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464" calcext:value-type="float">
            <text:p>124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218" calcext:value-type="float">
            <text:p>252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218" calcext:value-type="float">
            <text:p>252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142" calcext:value-type="float">
            <text:p>251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632" calcext:value-type="float">
            <text:p>136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26" calcext:value-type="float">
            <text:p>139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26" calcext:value-type="float">
            <text:p>139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26" calcext:value-type="float">
            <text:p>139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488" calcext:value-type="float">
            <text:p>374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26" calcext:value-type="float">
            <text:p>139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26" calcext:value-type="float">
            <text:p>139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26" calcext:value-type="float">
            <text:p>139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268" calcext:value-type="float">
            <text:p>272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323" calcext:value-type="float">
            <text:p>283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700" calcext:value-type="float">
            <text:p>407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700" calcext:value-type="float">
            <text:p>407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700" calcext:value-type="float">
            <text:p>407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488" calcext:value-type="float">
            <text:p>374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880" calcext:value-type="float">
            <text:p>88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945" calcext:value-type="float">
            <text:p>289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854" calcext:value-type="float">
            <text:p>678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889" calcext:value-type="float">
            <text:p>698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880" calcext:value-type="float">
            <text:p>228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632" calcext:value-type="float">
            <text:p>156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632" calcext:value-type="float">
            <text:p>156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600" calcext:value-type="float">
            <text:p>416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880" calcext:value-type="float">
            <text:p>228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979" calcext:value-type="float">
            <text:p>159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218" calcext:value-type="float">
            <text:p>142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818" calcext:value-type="float">
            <text:p>158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480" calcext:value-type="float">
            <text:p>184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400" calcext:value-type="float">
            <text:p>554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254" calcext:value-type="float">
            <text:p>162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254" calcext:value-type="float">
            <text:p>162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504" calcext:value-type="float">
            <text:p>245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6481" calcext:value-type="float">
            <text:p>864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6800" calcext:value-type="float">
            <text:p>1768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325" calcext:value-type="float">
            <text:p>413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30" calcext:value-type="float">
            <text:p>165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30" calcext:value-type="float">
            <text:p>165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3313" calcext:value-type="float">
            <text:p>1733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700" calcext:value-type="float">
            <text:p>127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880" calcext:value-type="float">
            <text:p>228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880" calcext:value-type="float">
            <text:p>228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800" calcext:value-type="float">
            <text:p>508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288" calcext:value-type="float">
            <text:p>182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700" calcext:value-type="float">
            <text:p>127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480" calcext:value-type="float">
            <text:p>184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320" calcext:value-type="float">
            <text:p>213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880" calcext:value-type="float">
            <text:p>558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64" calcext:value-type="float">
            <text:p>101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64" calcext:value-type="float">
            <text:p>101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160" calcext:value-type="float">
            <text:p>221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320" calcext:value-type="float">
            <text:p>20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320" calcext:value-type="float">
            <text:p>20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2617" calcext:value-type="float">
            <text:p>726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700" calcext:value-type="float">
            <text:p>12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150" calcext:value-type="float">
            <text:p>111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150" calcext:value-type="float">
            <text:p>111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788" calcext:value-type="float">
            <text:p>737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180" calcext:value-type="float">
            <text:p>111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180" calcext:value-type="float">
            <text:p>111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480" calcext:value-type="float">
            <text:p>214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160" calcext:value-type="float">
            <text:p>221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160" calcext:value-type="float">
            <text:p>221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2817" calcext:value-type="float">
            <text:p>928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547" calcext:value-type="float">
            <text:p>895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880" calcext:value-type="float">
            <text:p>558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850" calcext:value-type="float">
            <text:p>108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850" calcext:value-type="float">
            <text:p>108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592" calcext:value-type="float">
            <text:p>345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592" calcext:value-type="float">
            <text:p>345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592" calcext:value-type="float">
            <text:p>345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6451" calcext:value-type="float">
            <text:p>1464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8400" calcext:value-type="float">
            <text:p>584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160" calcext:value-type="float">
            <text:p>221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160" calcext:value-type="float">
            <text:p>221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160" calcext:value-type="float">
            <text:p>221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2758" calcext:value-type="float">
            <text:p>727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020" calcext:value-type="float">
            <text:p>130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880" calcext:value-type="float">
            <text:p>118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910" calcext:value-type="float">
            <text:p>119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140" calcext:value-type="float">
            <text:p>121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240" calcext:value-type="float">
            <text:p>122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880" calcext:value-type="float">
            <text:p>118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910" calcext:value-type="float">
            <text:p>119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140" calcext:value-type="float">
            <text:p>121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10" calcext:value-type="float">
            <text:p>144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020" calcext:value-type="float">
            <text:p>130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3225" calcext:value-type="float">
            <text:p>732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612" calcext:value-type="float">
            <text:p>366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612" calcext:value-type="float">
            <text:p>366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160" calcext:value-type="float">
            <text:p>221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160" calcext:value-type="float">
            <text:p>221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160" calcext:value-type="float">
            <text:p>221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320" calcext:value-type="float">
            <text:p>143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84" calcext:value-type="float">
            <text:p>126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60" calcext:value-type="float">
            <text:p>127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320" calcext:value-type="float">
            <text:p>143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684" calcext:value-type="float">
            <text:p>126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760" calcext:value-type="float">
            <text:p>127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000" calcext:value-type="float">
            <text:p>98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1580" calcext:value-type="float">
            <text:p>1415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594" calcext:value-type="float">
            <text:p>895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3984" calcext:value-type="float">
            <text:p>2239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085" calcext:value-type="float">
            <text:p>570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898" calcext:value-type="float">
            <text:p>158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898" calcext:value-type="float">
            <text:p>158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8013" calcext:value-type="float">
            <text:p>2380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622" calcext:value-type="float">
            <text:p>616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892" calcext:value-type="float">
            <text:p>328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2892" calcext:value-type="float">
            <text:p>328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764" calcext:value-type="float">
            <text:p>347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398" calcext:value-type="float">
            <text:p>673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399" calcext:value-type="float">
            <text:p>503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399" calcext:value-type="float">
            <text:p>503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000" calcext:value-type="float">
            <text:p>42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6072" calcext:value-type="float">
            <text:p>2660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418" calcext:value-type="float">
            <text:p>504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418" calcext:value-type="float">
            <text:p>504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2041" calcext:value-type="float">
            <text:p>1120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418" calcext:value-type="float">
            <text:p>504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842" calcext:value-type="float">
            <text:p>508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854" calcext:value-type="float">
            <text:p>698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854" calcext:value-type="float">
            <text:p>698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7653" calcext:value-type="float">
            <text:p>1176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195" calcext:value-type="float">
            <text:p>1081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501" calcext:value-type="float">
            <text:p>215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6429" calcext:value-type="float">
            <text:p>1064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6429" calcext:value-type="float">
            <text:p>1064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6429" calcext:value-type="float">
            <text:p>1064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7653" calcext:value-type="float">
            <text:p>1176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162" calcext:value-type="float">
            <text:p>881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162" calcext:value-type="float">
            <text:p>881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162" calcext:value-type="float">
            <text:p>881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004" calcext:value-type="float">
            <text:p>630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501" calcext:value-type="float">
            <text:p>115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508" calcext:value-type="float">
            <text:p>1075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6322" calcext:value-type="float">
            <text:p>1063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6322" calcext:value-type="float">
            <text:p>1063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6322" calcext:value-type="float">
            <text:p>1063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4409" calcext:value-type="float">
            <text:p>3544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4409" calcext:value-type="float">
            <text:p>3544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184" calcext:value-type="float">
            <text:p>2011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250" calcext:value-type="float">
            <text:p>512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4409" calcext:value-type="float">
            <text:p>3544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000" calcext:value-type="float">
            <text:p>46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82" calcext:value-type="float">
            <text:p>74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 table:number-rows-repeated="63"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82" calcext:value-type="float">
            <text:p>7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62" calcext:value-type="float">
            <text:p>2062</text:p>
          </table:table-cell>
        </table:table-row>
      </table:table>
      <table:table table:name="leaves" table:style-name="ta1">
        <table:shapes>
          <draw:frame draw:z-index="0" draw:style-name="gr1" draw:text-style-name="P1" svg:width="18.847cm" svg:height="10.601cm" svg:x="6.774cm" svg:y="0.001cm">
            <draw:object draw:notify-on-update-of-ranges="leaves.A2:leaves.A1538 leaves.B1:leaves.B1 leaves.B2:leaves.B15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leav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04" calcext:value-type="float">
            <text:p>95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76" calcext:value-type="float">
            <text:p>89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76" calcext:value-type="float">
            <text:p>89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60" calcext:value-type="float">
            <text:p>105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88" calcext:value-type="float">
            <text:p>110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88" calcext:value-type="float">
            <text:p>110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88" calcext:value-type="float">
            <text:p>110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581" calcext:value-type="float">
            <text:p>115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460" calcext:value-type="float">
            <text:p>124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53" calcext:value-type="float">
            <text:p>68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53" calcext:value-type="float">
            <text:p>68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268" calcext:value-type="float">
            <text:p>152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706" calcext:value-type="float">
            <text:p>137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53" calcext:value-type="float">
            <text:p>6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53" calcext:value-type="float">
            <text:p>6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168" calcext:value-type="float">
            <text:p>141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168" calcext:value-type="float">
            <text:p>141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925" calcext:value-type="float">
            <text:p>149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27" calcext:value-type="float">
            <text:p>76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27" calcext:value-type="float">
            <text:p>76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877" calcext:value-type="float">
            <text:p>158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867" calcext:value-type="float">
            <text:p>138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877" calcext:value-type="float">
            <text:p>158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3" calcext:value-type="float">
            <text:p>144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232" calcext:value-type="float">
            <text:p>82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427" calcext:value-type="float">
            <text:p>164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680" calcext:value-type="float">
            <text:p>166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414" calcext:value-type="float">
            <text:p>84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30" calcext:value-type="float">
            <text:p>79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961" calcext:value-type="float">
            <text:p>169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027" calcext:value-type="float">
            <text:p>90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57" calcext:value-type="float">
            <text:p>9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094" calcext:value-type="float">
            <text:p>170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094" calcext:value-type="float">
            <text:p>170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094" calcext:value-type="float">
            <text:p>170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961" calcext:value-type="float">
            <text:p>169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222" calcext:value-type="float">
            <text:p>222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250" calcext:value-type="float">
            <text:p>192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827" calcext:value-type="float">
            <text:p>198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47" calcext:value-type="float">
            <text:p>85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47" calcext:value-type="float">
            <text:p>85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112" calcext:value-type="float">
            <text:p>161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948" calcext:value-type="float">
            <text:p>109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86" calcext:value-type="float">
            <text:p>74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291" calcext:value-type="float">
            <text:p>352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820" calcext:value-type="float">
            <text:p>338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112" calcext:value-type="float">
            <text:p>161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771" calcext:value-type="float">
            <text:p>347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256" calcext:value-type="float">
            <text:p>172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600" calcext:value-type="float">
            <text:p>196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82" calcext:value-type="float">
            <text:p>189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028" calcext:value-type="float">
            <text:p>410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333" calcext:value-type="float">
            <text:p>36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214" calcext:value-type="float">
            <text:p>222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164" calcext:value-type="float">
            <text:p>91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982" calcext:value-type="float">
            <text:p>189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160" calcext:value-type="float">
            <text:p>261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960" calcext:value-type="float">
            <text:p>179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176" calcext:value-type="float">
            <text:p>191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080" calcext:value-type="float">
            <text:p>130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500" calcext:value-type="float">
            <text:p>275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298" calcext:value-type="float">
            <text:p>202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745" calcext:value-type="float">
            <text:p>307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101" calcext:value-type="float">
            <text:p>81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870" calcext:value-type="float">
            <text:p>3187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19" calcext:value-type="float">
            <text:p>73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4" calcext:value-type="float">
            <text:p>110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43" calcext:value-type="float">
            <text:p>80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122" calcext:value-type="float">
            <text:p>341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54" calcext:value-type="float">
            <text:p>77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54" calcext:value-type="float">
            <text:p>77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099" calcext:value-type="float">
            <text:p>140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54" calcext:value-type="float">
            <text:p>77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0" calcext:value-type="float">
            <text:p>145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21" calcext:value-type="float">
            <text:p>81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649" calcext:value-type="float">
            <text:p>136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649" calcext:value-type="float">
            <text:p>136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649" calcext:value-type="float">
            <text:p>136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0" calcext:value-type="float">
            <text:p>145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498" calcext:value-type="float">
            <text:p>114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42" calcext:value-type="float">
            <text:p>99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113" calcext:value-type="float">
            <text:p>441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621" calcext:value-type="float">
            <text:p>106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621" calcext:value-type="float">
            <text:p>106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621" calcext:value-type="float">
            <text:p>106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487" calcext:value-type="float">
            <text:p>424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487" calcext:value-type="float">
            <text:p>424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124" calcext:value-type="float">
            <text:p>281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487" calcext:value-type="float">
            <text:p>424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000" calcext:value-type="float">
            <text:p>99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8000" calcext:value-type="float">
            <text:p>108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7000" calcext:value-type="float">
            <text:p>1170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5000" calcext:value-type="float">
            <text:p>135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7" calcext:value-type="float">
            <text:p>637</text:p>
          </table:table-cell>
        </table:table-row>
      </table:table>
      <table:table table:name="analysis" table:style-name="ta1">
        <table:table-column table:style-name="co1" table:default-cell-style-name="Default"/>
        <table:table-row table:style-name="ro1">
          <table:table-cell office:value-type="string" calcext:value-type="string">
            <text:p>xp progression is similar to dnd</text:p>
          </table:table-cell>
        </table:table-row>
        <table:table-row table:style-name="ro1">
          <table:table-cell office:value-type="string" calcext:value-type="string">
            <text:p>leaves curve is basically flat (doubling twice while dnd doubles 10x 1-20)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like dnd, its realistic to have a level 1 in a party of mostly level 50+ if chapters are done non-linearly</text:p>
          </table:table-cell>
        </table:table-row>
        <table:table-row table:style-name="ro1">
          <table:table-cell office:value-type="string" calcext:value-type="string">
            <text:p>the flattened curve “normalizes” buying gear upgrades (you can’t recruit a level 1 and insta-buy everything while leveling)</text:p>
          </table:table-cell>
        </table:table-row>
        <table:table-row table:style-name="ro1">
          <table:table-cell office:value-type="string" calcext:value-type="string">
            <text:p>but it stills allows you to on-board their skills and stats by fighting a few high-level encounters, rather than have them still be weak for the long-term</text:p>
          </table:table-cell>
        </table:table-row>
        <table:table-row table:style-name="ro1">
          <table:table-cell office:value-type="string" calcext:value-type="string">
            <text:p>in octopaths case, unlocking skills is important due to the amount of weaknesses a new character can/needs to help exploit to feel useful/stro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 guess the intent is to flatten one curve to not trivialize lower-level characters progression completely</text:p>
          </table:table-cell>
        </table:table-row>
        <table:table-row table:style-name="ro1">
          <table:table-cell office:value-type="string" calcext:value-type="string">
            <text:p>while still allowing them to be useful almost immediately, as breaking weakness is gated by skill access and independent of damage quantity (stats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nversely, in dnd you don’t want levels 15 getting access to level 20 magic items</text:p>
          </table:table-cell>
        </table:table-row>
        <table:table-row table:style-name="ro1">
          <table:table-cell office:value-type="string" calcext:value-type="string">
            <text:p>while in octopath makes sense for a level 30 to have comparable purchasing power to a level 80. as its realistic to have both in one par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m not sure I personally like this, it doesnt really achieve much more than the dnd curves (on-boarding lower levels, gating higher content)</text:p>
          </table:table-cell>
        </table:table-row>
        <table:table-row table:style-name="ro1">
          <table:table-cell office:value-type="string" calcext:value-type="string">
            <text:p>and it also enables breaking progression with 10x more powerful characters going back to much lower areas and grinding easy money relevant to max-level?</text:p>
          </table:table-cell>
        </table:table-row>
        <table:table-row table:style-name="ro1">
          <table:table-cell office:value-type="string" calcext:value-type="string">
            <text:p>but I guess its comendable that they planned against equipment being essentially free in lower-levels, allowing less equipment tiers and shops to sell them at?</text:p>
          </table:table-cell>
        </table:table-row>
        <table:table-row table:style-name="ro1">
          <table:table-cell office:value-type="string" calcext:value-type="string">
            <text:p>which would be a pain in a larger/sparser world map like FF7/8/9 when you are supposed to travel around a bunch to recruit and do chapt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8:51:43.952940334</meta:creation-date>
    <dc:date>2023-05-16T21:12:48.190427026</dc:date>
    <meta:editing-duration>PT1H5M5S</meta:editing-duration>
    <meta:editing-cycles>7</meta:editing-cycles>
    <meta:generator>LibreOffice/7.3.3.2$Linux_X86_64 LibreOffice_project/30$Build-2</meta:generator>
    <meta:document-statistic meta:table-count="3" meta:cell-count="554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" chart:maximum="80" chart:origin="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100000" chart:origin="0" chart:interval-major="1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Dash" svg:stroke-width="0.1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38cm" svg:height="10.484cm" xlink:href=".." xlink:type="simple" chart:class="chart:scatter" chart:style-name="ch1">
        <chart:legend chart:legend-position="top" svg:x="6.009cm" svg:y="0.184cm" style:legend-expansion="wide" chart:style-name="ch2"/>
        <chart:plot-area chart:style-name="ch3" table:cell-range-address="xp.A2:xp.B2000 xp.B1:xp.B1" chart:data-source-has-labels="row" svg:x="0.372cm" svg:y="0.992cm" svg:width="17.894cm" svg:height="9.283cm">
          <chart:coordinate-region svg:x="1.84cm" svg:y="1.191cm" svg:width="16.239cm" svg:height="8.4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xp.B2:xp.B2000" chart:label-cell-address="xp.B1:xp.B1" chart:class="chart:scatter">
            <chart:domain table:cell-range-address="xp.A2:xp.A2000"/>
            <chart:regression-curve chart:style-name="ch8"/>
            <chart:data-point chart:repeated="19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p</text:p>
                <draw:g>
                  <svg:desc>xp.B1:x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xp.A2:xp.A2000</svg:desc>
                </draw:g>
              </table:table-cell>
              <table:table-cell office:value-type="float" office:value="5760">
                <text:p>5760</text:p>
                <draw:g>
                  <svg:desc>xp.B2:xp.B2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">
                <text:p>3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">
                <text:p>3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">
                <text:p>3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">
                <text:p>35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">
                <text:p>35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">
                <text:p>35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">
                <text:p>35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6347">
                <text:p>63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9414">
                <text:p>9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">
                <text:p>35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">
                <text:p>3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">
                <text:p>3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">
                <text:p>3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">
                <text:p>3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">
                <text:p>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">
                <text:p>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">
                <text:p>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">
                <text:p>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">
                <text:p>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">
                <text:p>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">
                <text:p>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">
                <text:p>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">
                <text:p>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">
                <text:p>3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">
                <text:p>3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">
                <text:p>3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">
                <text:p>3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">
                <text:p>3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">
                <text:p>3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">
                <text:p>3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">
                <text:p>3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">
                <text:p>3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">
                <text:p>3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">
                <text:p>37</text:p>
              </table:table-cell>
              <table:table-cell office:value-type="float" office:value="11499">
                <text:p>114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">
                <text:p>37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">
                <text:p>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">
                <text:p>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">
                <text:p>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">
                <text:p>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">
                <text:p>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">
                <text:p>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">
                <text:p>3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">
                <text:p>3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">
                <text:p>3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">
                <text:p>38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">
                <text:p>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">
                <text:p>3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">
                <text:p>3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6253">
                <text:p>62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">
                <text:p>41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">
                <text:p>41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">
                <text:p>41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">
                <text:p>4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">
                <text:p>4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">
                <text:p>4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">
                <text:p>4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">
                <text:p>4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">
                <text:p>4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">
                <text:p>4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">
                <text:p>4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">
                <text:p>42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">
                <text:p>42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">
                <text:p>42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">
                <text:p>42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">
                <text:p>42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">
                <text:p>4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">
                <text:p>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">
                <text:p>4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">
                <text:p>43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">
                <text:p>43</text:p>
              </table:table-cell>
              <table:table-cell office:value-type="float" office:value="17373">
                <text:p>173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">
                <text:p>43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">
                <text:p>43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">
                <text:p>43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">
                <text:p>43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">
                <text:p>43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">
                <text:p>43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">
                <text:p>43</text:p>
              </table:table-cell>
              <table:table-cell office:value-type="float" office:value="44556">
                <text:p>445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">
                <text:p>43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">
                <text:p>43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">
                <text:p>44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">
                <text:p>44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">
                <text:p>44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">
                <text:p>44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">
                <text:p>44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">
                <text:p>44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">
                <text:p>44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">
                <text:p>44</text:p>
              </table:table-cell>
              <table:table-cell office:value-type="float" office:value="19111">
                <text:p>19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">
                <text:p>44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">
                <text:p>44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">
                <text:p>44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">
                <text:p>44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">
                <text:p>44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">
                <text:p>44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">
                <text:p>44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">
                <text:p>44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">
                <text:p>44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">
                <text:p>44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">
                <text:p>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">
                <text:p>44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">
                <text:p>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">
                <text:p>4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">
                <text:p>4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">
                <text:p>4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">
                <text:p>4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">
                <text:p>4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">
                <text:p>4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">
                <text:p>4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">
                <text:p>4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">
                <text:p>4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">
                <text:p>4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">
                <text:p>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">
                <text:p>45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">
                <text:p>4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">
                <text:p>4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">
                <text:p>45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">
                <text:p>45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">
                <text:p>45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">
                <text:p>45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">
                <text:p>45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">
                <text:p>45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">
                <text:p>45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">
                <text:p>45</text:p>
              </table:table-cell>
              <table:table-cell office:value-type="float" office:value="6624">
                <text:p>66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">
                <text:p>45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">
                <text:p>45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">
                <text:p>45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">
                <text:p>45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">
                <text:p>45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">
                <text:p>45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">
                <text:p>45</text:p>
              </table:table-cell>
              <table:table-cell office:value-type="float" office:value="20006">
                <text:p>200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">
                <text:p>45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">
                <text:p>45</text:p>
              </table:table-cell>
              <table:table-cell office:value-type="float" office:value="19111">
                <text:p>191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">
                <text:p>45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5">
                <text:p>45</text:p>
              </table:table-cell>
              <table:table-cell office:value-type="float" office:value="24528">
                <text:p>245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">
                <text:p>45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">
                <text:p>45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">
                <text:p>45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">
                <text:p>4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">
                <text:p>4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">
                <text:p>4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">
                <text:p>4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">
                <text:p>4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">
                <text:p>46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">
                <text:p>46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">
                <text:p>46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">
                <text:p>46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">
                <text:p>46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">
                <text:p>46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">
                <text:p>46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">
                <text:p>46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">
                <text:p>4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7">
                <text:p>4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">
                <text:p>4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">
                <text:p>4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7">
                <text:p>4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">
                <text:p>4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7">
                <text:p>47</text:p>
              </table:table-cell>
              <table:table-cell office:value-type="float" office:value="11550">
                <text:p>1155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7">
                <text:p>47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7">
                <text:p>47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">
                <text:p>47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">
                <text:p>47</text:p>
              </table:table-cell>
              <table:table-cell office:value-type="float" office:value="11550">
                <text:p>1155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7">
                <text:p>47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">
                <text:p>47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7">
                <text:p>47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7">
                <text:p>47</text:p>
              </table:table-cell>
              <table:table-cell office:value-type="float" office:value="8661">
                <text:p>86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">
                <text:p>47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8">
                <text:p>48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">
                <text:p>48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">
                <text:p>48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">
                <text:p>48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">
                <text:p>48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">
                <text:p>48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">
                <text:p>4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9">
                <text:p>4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">
                <text:p>4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">
                <text:p>4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">
                <text:p>4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">
                <text:p>4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">
                <text:p>4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">
                <text:p>4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">
                <text:p>4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">
                <text:p>4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">
                <text:p>4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">
                <text:p>4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">
                <text:p>49</text:p>
              </table:table-cell>
              <table:table-cell office:value-type="float" office:value="12210">
                <text:p>122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">
                <text:p>49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">
                <text:p>49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">
                <text:p>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">
                <text:p>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">
                <text:p>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">
                <text:p>5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">
                <text:p>5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">
                <text:p>5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">
                <text:p>5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0">
                <text:p>5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0">
                <text:p>5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0">
                <text:p>5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">
                <text:p>5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0">
                <text:p>50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">
                <text:p>5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">
                <text:p>5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">
                <text:p>5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">
                <text:p>50</text:p>
              </table:table-cell>
              <table:table-cell office:value-type="float" office:value="24640">
                <text:p>2464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0">
                <text:p>50</text:p>
              </table:table-cell>
              <table:table-cell office:value-type="float" office:value="24810">
                <text:p>248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">
                <text:p>50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">
                <text:p>5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">
                <text:p>5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">
                <text:p>5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">
                <text:p>5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">
                <text:p>50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">
                <text:p>50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">
                <text:p>5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1">
                <text:p>5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1">
                <text:p>5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1">
                <text:p>5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">
                <text:p>5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">
                <text:p>5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">
                <text:p>5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">
                <text:p>5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">
                <text:p>5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">
                <text:p>51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">
                <text:p>51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">
                <text:p>51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">
                <text:p>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">
                <text:p>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">
                <text:p>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">
                <text:p>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">
                <text:p>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">
                <text:p>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">
                <text:p>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">
                <text:p>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">
                <text:p>5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">
                <text:p>5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">
                <text:p>52</text:p>
              </table:table-cell>
              <table:table-cell office:value-type="float" office:value="11296">
                <text:p>112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">
                <text:p>52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">
                <text:p>52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">
                <text:p>52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">
                <text:p>52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">
                <text:p>52</text:p>
              </table:table-cell>
              <table:table-cell office:value-type="float" office:value="11296">
                <text:p>112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">
                <text:p>52</text:p>
              </table:table-cell>
              <table:table-cell office:value-type="float" office:value="21620">
                <text:p>2162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">
                <text:p>52</text:p>
              </table:table-cell>
              <table:table-cell office:value-type="float" office:value="21620">
                <text:p>2162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">
                <text:p>5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">
                <text:p>53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">
                <text:p>53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">
                <text:p>53</text:p>
              </table:table-cell>
              <table:table-cell office:value-type="float" office:value="12464">
                <text:p>124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">
                <text:p>53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">
                <text:p>53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">
                <text:p>53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">
                <text:p>53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">
                <text:p>53</text:p>
              </table:table-cell>
              <table:table-cell office:value-type="float" office:value="12464">
                <text:p>124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">
                <text:p>53</text:p>
              </table:table-cell>
              <table:table-cell office:value-type="float" office:value="12464">
                <text:p>124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">
                <text:p>53</text:p>
              </table:table-cell>
              <table:table-cell office:value-type="float" office:value="25218">
                <text:p>252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">
                <text:p>53</text:p>
              </table:table-cell>
              <table:table-cell office:value-type="float" office:value="25218">
                <text:p>252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">
                <text:p>53</text:p>
              </table:table-cell>
              <table:table-cell office:value-type="float" office:value="25142">
                <text:p>251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">
                <text:p>53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3">
                <text:p>5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3">
                <text:p>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3">
                <text:p>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3">
                <text:p>5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">
                <text:p>5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">
                <text:p>5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">
                <text:p>5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">
                <text:p>5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">
                <text:p>5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4">
                <text:p>5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4">
                <text:p>54</text:p>
              </table:table-cell>
              <table:table-cell office:value-type="float" office:value="13632">
                <text:p>136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4">
                <text:p>54</text:p>
              </table:table-cell>
              <table:table-cell office:value-type="float" office:value="13926">
                <text:p>139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4">
                <text:p>54</text:p>
              </table:table-cell>
              <table:table-cell office:value-type="float" office:value="13926">
                <text:p>139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4">
                <text:p>54</text:p>
              </table:table-cell>
              <table:table-cell office:value-type="float" office:value="13926">
                <text:p>139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4">
                <text:p>54</text:p>
              </table:table-cell>
              <table:table-cell office:value-type="float" office:value="37488">
                <text:p>374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4">
                <text:p>54</text:p>
              </table:table-cell>
              <table:table-cell office:value-type="float" office:value="13926">
                <text:p>139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4">
                <text:p>54</text:p>
              </table:table-cell>
              <table:table-cell office:value-type="float" office:value="13926">
                <text:p>139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4">
                <text:p>54</text:p>
              </table:table-cell>
              <table:table-cell office:value-type="float" office:value="13926">
                <text:p>1392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4">
                <text:p>54</text:p>
              </table:table-cell>
              <table:table-cell office:value-type="float" office:value="11296">
                <text:p>112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4">
                <text:p>54</text:p>
              </table:table-cell>
              <table:table-cell office:value-type="float" office:value="11296">
                <text:p>1129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4">
                <text:p>54</text:p>
              </table:table-cell>
              <table:table-cell office:value-type="float" office:value="27268">
                <text:p>272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4">
                <text:p>54</text:p>
              </table:table-cell>
              <table:table-cell office:value-type="float" office:value="28323">
                <text:p>283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4">
                <text:p>54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5">
                <text:p>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5">
                <text:p>5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5">
                <text:p>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5">
                <text:p>5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5">
                <text:p>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5">
                <text:p>5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5">
                <text:p>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5">
                <text:p>5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5">
                <text:p>55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5">
                <text:p>55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">
                <text:p>55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5">
                <text:p>5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5">
                <text:p>55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5">
                <text:p>5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5">
                <text:p>5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5">
                <text:p>55</text:p>
              </table:table-cell>
              <table:table-cell office:value-type="float" office:value="37000">
                <text:p>37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5">
                <text:p>55</text:p>
              </table:table-cell>
              <table:table-cell office:value-type="float" office:value="40700">
                <text:p>407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5">
                <text:p>55</text:p>
              </table:table-cell>
              <table:table-cell office:value-type="float" office:value="40700">
                <text:p>407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5">
                <text:p>55</text:p>
              </table:table-cell>
              <table:table-cell office:value-type="float" office:value="40700">
                <text:p>407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5">
                <text:p>55</text:p>
              </table:table-cell>
              <table:table-cell office:value-type="float" office:value="37488">
                <text:p>374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5">
                <text:p>55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5">
                <text:p>55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5">
                <text:p>55</text:p>
              </table:table-cell>
              <table:table-cell office:value-type="float" office:value="28945">
                <text:p>289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5">
                <text:p>55</text:p>
              </table:table-cell>
              <table:table-cell office:value-type="float" office:value="67854">
                <text:p>6785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5">
                <text:p>55</text:p>
              </table:table-cell>
              <table:table-cell office:value-type="float" office:value="69889">
                <text:p>6988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5">
                <text:p>55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5">
                <text:p>55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5">
                <text:p>55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5">
                <text:p>5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5">
                <text:p>55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5">
                <text:p>55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5">
                <text:p>55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5">
                <text:p>55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5">
                <text:p>55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5">
                <text:p>55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5">
                <text:p>55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5">
                <text:p>5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6">
                <text:p>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6">
                <text:p>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6">
                <text:p>56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6">
                <text:p>56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7">
                <text:p>57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7">
                <text:p>57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7">
                <text:p>57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7">
                <text:p>57</text:p>
              </table:table-cell>
              <table:table-cell office:value-type="float" office:value="15632">
                <text:p>156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7">
                <text:p>57</text:p>
              </table:table-cell>
              <table:table-cell office:value-type="float" office:value="15632">
                <text:p>156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7">
                <text:p>57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7">
                <text:p>5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8">
                <text:p>58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8">
                <text:p>58</text:p>
              </table:table-cell>
              <table:table-cell office:value-type="float" office:value="41600">
                <text:p>416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8">
                <text:p>58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8">
                <text:p>58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8">
                <text:p>58</text:p>
              </table:table-cell>
              <table:table-cell office:value-type="float" office:value="15979">
                <text:p>159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8">
                <text:p>58</text:p>
              </table:table-cell>
              <table:table-cell office:value-type="float" office:value="14218">
                <text:p>142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">
                <text:p>58</text:p>
              </table:table-cell>
              <table:table-cell office:value-type="float" office:value="15818">
                <text:p>158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8">
                <text:p>58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9">
                <text:p>59</text:p>
              </table:table-cell>
              <table:table-cell office:value-type="float" office:value="18480">
                <text:p>1848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9">
                <text:p>59</text:p>
              </table:table-cell>
              <table:table-cell office:value-type="float" office:value="55400">
                <text:p>554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9">
                <text:p>59</text:p>
              </table:table-cell>
              <table:table-cell office:value-type="float" office:value="16254">
                <text:p>162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9">
                <text:p>59</text:p>
              </table:table-cell>
              <table:table-cell office:value-type="float" office:value="16254">
                <text:p>162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9">
                <text:p>59</text:p>
              </table:table-cell>
              <table:table-cell office:value-type="float" office:value="24504">
                <text:p>245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9">
                <text:p>59</text:p>
              </table:table-cell>
              <table:table-cell office:value-type="float" office:value="12263">
                <text:p>122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9">
                <text:p>59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9">
                <text:p>59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0">
                <text:p>6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0">
                <text:p>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0">
                <text:p>6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0">
                <text:p>6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0">
                <text:p>6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0">
                <text:p>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0">
                <text:p>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0">
                <text:p>6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0">
                <text:p>6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0">
                <text:p>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0">
                <text:p>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0">
                <text:p>6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0">
                <text:p>6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0">
                <text:p>6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0">
                <text:p>6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0">
                <text:p>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0">
                <text:p>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0">
                <text:p>6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0">
                <text:p>6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0">
                <text:p>6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0">
                <text:p>6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0">
                <text:p>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0">
                <text:p>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0">
                <text:p>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0">
                <text:p>60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0">
                <text:p>60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0">
                <text:p>60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0">
                <text:p>60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0">
                <text:p>60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0">
                <text:p>60</text:p>
              </table:table-cell>
              <table:table-cell office:value-type="float" office:value="86481">
                <text:p>8648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0">
                <text:p>60</text:p>
              </table:table-cell>
              <table:table-cell office:value-type="float" office:value="176800">
                <text:p>1768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0">
                <text:p>60</text:p>
              </table:table-cell>
              <table:table-cell office:value-type="float" office:value="41325">
                <text:p>413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0">
                <text:p>60</text:p>
              </table:table-cell>
              <table:table-cell office:value-type="float" office:value="16530">
                <text:p>1653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0">
                <text:p>60</text:p>
              </table:table-cell>
              <table:table-cell office:value-type="float" office:value="16530">
                <text:p>1653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0">
                <text:p>60</text:p>
              </table:table-cell>
              <table:table-cell office:value-type="float" office:value="173313">
                <text:p>1733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0">
                <text:p>6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0">
                <text:p>60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0">
                <text:p>60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0">
                <text:p>6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1">
                <text:p>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1">
                <text:p>61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1">
                <text:p>6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">
                <text:p>6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1">
                <text:p>6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1">
                <text:p>6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1">
                <text:p>6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1">
                <text:p>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1">
                <text:p>6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1">
                <text:p>6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1">
                <text:p>6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1">
                <text:p>6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1">
                <text:p>6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1">
                <text:p>6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1">
                <text:p>6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">
                <text:p>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1">
                <text:p>6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1">
                <text:p>61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1">
                <text:p>61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1">
                <text:p>61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1">
                <text:p>61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1">
                <text:p>61</text:p>
              </table:table-cell>
              <table:table-cell office:value-type="float" office:value="22880">
                <text:p>2288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1">
                <text:p>61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1">
                <text:p>6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2">
                <text:p>6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2">
                <text:p>62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2">
                <text:p>6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2">
                <text:p>6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2">
                <text:p>62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2">
                <text:p>6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2">
                <text:p>6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2">
                <text:p>6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2">
                <text:p>6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">
                <text:p>62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2">
                <text:p>6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2">
                <text:p>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2">
                <text:p>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2">
                <text:p>62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2">
                <text:p>62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2">
                <text:p>62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2">
                <text:p>6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2">
                <text:p>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2">
                <text:p>62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2">
                <text:p>62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2">
                <text:p>62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2">
                <text:p>6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2">
                <text:p>62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2">
                <text:p>62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2">
                <text:p>62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2">
                <text:p>62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2">
                <text:p>62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2">
                <text:p>6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2">
                <text:p>62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2">
                <text:p>62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2">
                <text:p>62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2">
                <text:p>62</text:p>
              </table:table-cell>
              <table:table-cell office:value-type="float" office:value="16640">
                <text:p>1664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2">
                <text:p>62</text:p>
              </table:table-cell>
              <table:table-cell office:value-type="float" office:value="50800">
                <text:p>508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2">
                <text:p>62</text:p>
              </table:table-cell>
              <table:table-cell office:value-type="float" office:value="18288">
                <text:p>182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2">
                <text:p>62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2">
                <text:p>62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2">
                <text:p>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3">
                <text:p>63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3">
                <text:p>6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3">
                <text:p>6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3">
                <text:p>63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3">
                <text:p>63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">
                <text:p>6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3">
                <text:p>6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3">
                <text:p>63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3">
                <text:p>63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3">
                <text:p>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3">
                <text:p>63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3">
                <text:p>63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3">
                <text:p>63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3">
                <text:p>63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3">
                <text:p>63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3">
                <text:p>63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3">
                <text:p>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3">
                <text:p>63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3">
                <text:p>63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3">
                <text:p>63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3">
                <text:p>63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3">
                <text:p>63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3">
                <text:p>63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3">
                <text:p>63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3">
                <text:p>63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3">
                <text:p>63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3">
                <text:p>63</text:p>
              </table:table-cell>
              <table:table-cell office:value-type="float" office:value="18480">
                <text:p>1848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3">
                <text:p>63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3">
                <text:p>63</text:p>
              </table:table-cell>
              <table:table-cell office:value-type="float" office:value="21320">
                <text:p>213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">
                <text:p>63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3">
                <text:p>63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3">
                <text:p>6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4">
                <text:p>64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4">
                <text:p>64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4">
                <text:p>64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4">
                <text:p>6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4">
                <text:p>64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4">
                <text:p>64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4">
                <text:p>64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4">
                <text:p>6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4">
                <text:p>64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4">
                <text:p>64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4">
                <text:p>64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4">
                <text:p>6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4">
                <text:p>64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4">
                <text:p>64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">
                <text:p>64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4">
                <text:p>6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4">
                <text:p>64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4">
                <text:p>64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4">
                <text:p>6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4">
                <text:p>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4">
                <text:p>6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4">
                <text:p>64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4">
                <text:p>6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4">
                <text:p>64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4">
                <text:p>64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4">
                <text:p>64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4">
                <text:p>6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4">
                <text:p>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4">
                <text:p>64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4">
                <text:p>64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4">
                <text:p>64</text:p>
              </table:table-cell>
              <table:table-cell office:value-type="float" office:value="63000">
                <text:p>630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4">
                <text:p>64</text:p>
              </table:table-cell>
              <table:table-cell office:value-type="float" office:value="55880">
                <text:p>5588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4">
                <text:p>64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4">
                <text:p>64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4">
                <text:p>64</text:p>
              </table:table-cell>
              <table:table-cell office:value-type="float" office:value="22160">
                <text:p>2216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4">
                <text:p>64</text:p>
              </table:table-cell>
              <table:table-cell office:value-type="float" office:value="20320">
                <text:p>203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4">
                <text:p>64</text:p>
              </table:table-cell>
              <table:table-cell office:value-type="float" office:value="20320">
                <text:p>2032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4">
                <text:p>6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4">
                <text:p>64</text:p>
              </table:table-cell>
              <table:table-cell office:value-type="float" office:value="72617">
                <text:p>726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4">
                <text:p>64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4">
                <text:p>6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4">
                <text:p>64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4">
                <text:p>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">
                <text:p>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4">
                <text:p>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">
                <text:p>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4">
                <text:p>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4">
                <text:p>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">
                <text:p>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">
                <text:p>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4">
                <text:p>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4">
                <text:p>6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5">
                <text:p>65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5">
                <text:p>65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">
                <text:p>6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5">
                <text:p>6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5">
                <text:p>65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5">
                <text:p>65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5">
                <text:p>6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5">
                <text:p>65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5">
                <text:p>6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5">
                <text:p>6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5">
                <text:p>65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5">
                <text:p>65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5">
                <text:p>65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5">
                <text:p>65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5">
                <text:p>65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5">
                <text:p>6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5">
                <text:p>65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5">
                <text:p>65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5">
                <text:p>65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5">
                <text:p>65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5">
                <text:p>65</text:p>
              </table:table-cell>
              <table:table-cell office:value-type="float" office:value="11150">
                <text:p>1115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5">
                <text:p>65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5">
                <text:p>65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5">
                <text:p>65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5">
                <text:p>65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5">
                <text:p>65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5">
                <text:p>65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5">
                <text:p>65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5">
                <text:p>65</text:p>
              </table:table-cell>
              <table:table-cell office:value-type="float" office:value="11150">
                <text:p>1115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5">
                <text:p>65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5">
                <text:p>65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5">
                <text:p>65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5">
                <text:p>65</text:p>
              </table:table-cell>
              <table:table-cell office:value-type="float" office:value="9300">
                <text:p>930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5">
                <text:p>65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5">
                <text:p>65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5">
                <text:p>65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5">
                <text:p>65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5">
                <text:p>65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5">
                <text:p>65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5">
                <text:p>65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5">
                <text:p>65</text:p>
              </table:table-cell>
              <table:table-cell office:value-type="float" office:value="73788">
                <text:p>7378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5">
                <text:p>65</text:p>
              </table:table-cell>
              <table:table-cell office:value-type="float" office:value="11180">
                <text:p>1118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5">
                <text:p>65</text:p>
              </table:table-cell>
              <table:table-cell office:value-type="float" office:value="11180">
                <text:p>1118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5">
                <text:p>65</text:p>
              </table:table-cell>
              <table:table-cell office:value-type="float" office:value="21480">
                <text:p>2148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5">
                <text:p>65</text:p>
              </table:table-cell>
              <table:table-cell office:value-type="float" office:value="22160">
                <text:p>2216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5">
                <text:p>65</text:p>
              </table:table-cell>
              <table:table-cell office:value-type="float" office:value="22160">
                <text:p>2216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5">
                <text:p>65</text:p>
              </table:table-cell>
              <table:table-cell office:value-type="float" office:value="92817">
                <text:p>9281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5">
                <text:p>65</text:p>
              </table:table-cell>
              <table:table-cell office:value-type="float" office:value="89547">
                <text:p>8954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5">
                <text:p>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5">
                <text:p>65</text:p>
              </table:table-cell>
              <table:table-cell office:value-type="float" office:value="55880">
                <text:p>5588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5">
                <text:p>65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5">
                <text:p>65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5">
                <text:p>65</text:p>
              </table:table-cell>
              <table:table-cell office:value-type="float" office:value="15500">
                <text:p>1550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5">
                <text:p>65</text:p>
              </table:table-cell>
              <table:table-cell office:value-type="float" office:value="14100">
                <text:p>1410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5">
                <text:p>65</text:p>
              </table:table-cell>
              <table:table-cell office:value-type="float" office:value="8540">
                <text:p>854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5">
                <text:p>6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5">
                <text:p>6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5">
                <text:p>6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6">
                <text:p>6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6">
                <text:p>66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6">
                <text:p>6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6">
                <text:p>66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6">
                <text:p>6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6">
                <text:p>66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6">
                <text:p>6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6">
                <text:p>66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6">
                <text:p>6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6">
                <text:p>66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6">
                <text:p>66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6">
                <text:p>6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6">
                <text:p>6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6">
                <text:p>66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6">
                <text:p>66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6">
                <text:p>6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6">
                <text:p>6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6">
                <text:p>66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6">
                <text:p>66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6">
                <text:p>6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6">
                <text:p>6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6">
                <text:p>66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6">
                <text:p>66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6">
                <text:p>66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6">
                <text:p>66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6">
                <text:p>66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6">
                <text:p>66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6">
                <text:p>66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6">
                <text:p>66</text:p>
              </table:table-cell>
              <table:table-cell office:value-type="float" office:value="10650">
                <text:p>1065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6">
                <text:p>66</text:p>
              </table:table-cell>
              <table:table-cell office:value-type="float" office:value="11750">
                <text:p>1175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6">
                <text:p>6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6">
                <text:p>66</text:p>
              </table:table-cell>
              <table:table-cell office:value-type="float" office:value="10850">
                <text:p>1085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6">
                <text:p>66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6">
                <text:p>66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6">
                <text:p>66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6">
                <text:p>66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6">
                <text:p>66</text:p>
              </table:table-cell>
              <table:table-cell office:value-type="float" office:value="10650">
                <text:p>1065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6">
                <text:p>66</text:p>
              </table:table-cell>
              <table:table-cell office:value-type="float" office:value="11750">
                <text:p>1175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6">
                <text:p>66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6">
                <text:p>66</text:p>
              </table:table-cell>
              <table:table-cell office:value-type="float" office:value="10850">
                <text:p>1085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6">
                <text:p>66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6">
                <text:p>66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6">
                <text:p>66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6">
                <text:p>66</text:p>
              </table:table-cell>
              <table:table-cell office:value-type="float" office:value="34592">
                <text:p>3459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6">
                <text:p>66</text:p>
              </table:table-cell>
              <table:table-cell office:value-type="float" office:value="34592">
                <text:p>345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6">
                <text:p>66</text:p>
              </table:table-cell>
              <table:table-cell office:value-type="float" office:value="34592">
                <text:p>3459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6">
                <text:p>66</text:p>
              </table:table-cell>
              <table:table-cell office:value-type="float" office:value="146451">
                <text:p>14645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6">
                <text:p>66</text:p>
              </table:table-cell>
              <table:table-cell office:value-type="float" office:value="58400">
                <text:p>5840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6">
                <text:p>66</text:p>
              </table:table-cell>
              <table:table-cell office:value-type="float" office:value="22160">
                <text:p>2216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6">
                <text:p>66</text:p>
              </table:table-cell>
              <table:table-cell office:value-type="float" office:value="22160">
                <text:p>2216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6">
                <text:p>66</text:p>
              </table:table-cell>
              <table:table-cell office:value-type="float" office:value="22160">
                <text:p>2216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6">
                <text:p>66</text:p>
              </table:table-cell>
              <table:table-cell office:value-type="float" office:value="72758">
                <text:p>7275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6">
                <text:p>66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6">
                <text:p>66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6">
                <text:p>66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6">
                <text:p>6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7">
                <text:p>67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7">
                <text:p>6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7">
                <text:p>6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7">
                <text:p>67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">
                <text:p>67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7">
                <text:p>6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7">
                <text:p>6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7">
                <text:p>6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7">
                <text:p>67</text:p>
              </table:table-cell>
              <table:table-cell office:value-type="float" office:value="12780">
                <text:p>1278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7">
                <text:p>67</text:p>
              </table:table-cell>
              <table:table-cell office:value-type="float" office:value="14410">
                <text:p>1441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7">
                <text:p>67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7">
                <text:p>67</text:p>
              </table:table-cell>
              <table:table-cell office:value-type="float" office:value="13020">
                <text:p>1302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7">
                <text:p>67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7">
                <text:p>67</text:p>
              </table:table-cell>
              <table:table-cell office:value-type="float" office:value="11910">
                <text:p>1191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7">
                <text:p>67</text:p>
              </table:table-cell>
              <table:table-cell office:value-type="float" office:value="12140">
                <text:p>1214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7">
                <text:p>67</text:p>
              </table:table-cell>
              <table:table-cell office:value-type="float" office:value="11850">
                <text:p>1185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7">
                <text:p>67</text:p>
              </table:table-cell>
              <table:table-cell office:value-type="float" office:value="12170">
                <text:p>1217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7">
                <text:p>67</text:p>
              </table:table-cell>
              <table:table-cell office:value-type="float" office:value="12240">
                <text:p>1224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7">
                <text:p>67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7">
                <text:p>67</text:p>
              </table:table-cell>
              <table:table-cell office:value-type="float" office:value="11910">
                <text:p>1191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7">
                <text:p>67</text:p>
              </table:table-cell>
              <table:table-cell office:value-type="float" office:value="12140">
                <text:p>1214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7">
                <text:p>67</text:p>
              </table:table-cell>
              <table:table-cell office:value-type="float" office:value="12780">
                <text:p>1278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7">
                <text:p>67</text:p>
              </table:table-cell>
              <table:table-cell office:value-type="float" office:value="14410">
                <text:p>1441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7">
                <text:p>67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7">
                <text:p>67</text:p>
              </table:table-cell>
              <table:table-cell office:value-type="float" office:value="13020">
                <text:p>1302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7">
                <text:p>67</text:p>
              </table:table-cell>
              <table:table-cell office:value-type="float" office:value="73225">
                <text:p>7322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7">
                <text:p>67</text:p>
              </table:table-cell>
              <table:table-cell office:value-type="float" office:value="36612">
                <text:p>3661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7">
                <text:p>67</text:p>
              </table:table-cell>
              <table:table-cell office:value-type="float" office:value="36612">
                <text:p>3661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7">
                <text:p>67</text:p>
              </table:table-cell>
              <table:table-cell office:value-type="float" office:value="22160">
                <text:p>2216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7">
                <text:p>67</text:p>
              </table:table-cell>
              <table:table-cell office:value-type="float" office:value="22160">
                <text:p>2216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7">
                <text:p>67</text:p>
              </table:table-cell>
              <table:table-cell office:value-type="float" office:value="22160">
                <text:p>2216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7">
                <text:p>67</text:p>
              </table:table-cell>
              <table:table-cell office:value-type="float" office:value="14700">
                <text:p>1470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7">
                <text:p>67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7">
                <text:p>6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">
                <text:p>6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8">
                <text:p>68</text:p>
              </table:table-cell>
              <table:table-cell office:value-type="float" office:value="14320">
                <text:p>1432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8">
                <text:p>68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8">
                <text:p>68</text:p>
              </table:table-cell>
              <table:table-cell office:value-type="float" office:value="14750">
                <text:p>1475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8">
                <text:p>68</text:p>
              </table:table-cell>
              <table:table-cell office:value-type="float" office:value="15280">
                <text:p>1528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8">
                <text:p>68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8">
                <text:p>68</text:p>
              </table:table-cell>
              <table:table-cell office:value-type="float" office:value="12684">
                <text:p>1268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8">
                <text:p>68</text:p>
              </table:table-cell>
              <table:table-cell office:value-type="float" office:value="12760">
                <text:p>1276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8">
                <text:p>68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8">
                <text:p>68</text:p>
              </table:table-cell>
              <table:table-cell office:value-type="float" office:value="14320">
                <text:p>1432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8">
                <text:p>68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8">
                <text:p>68</text:p>
              </table:table-cell>
              <table:table-cell office:value-type="float" office:value="12684">
                <text:p>1268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8">
                <text:p>68</text:p>
              </table:table-cell>
              <table:table-cell office:value-type="float" office:value="12760">
                <text:p>1276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8">
                <text:p>68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8">
                <text:p>68</text:p>
              </table:table-cell>
              <table:table-cell office:value-type="float" office:value="98000">
                <text:p>9800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8">
                <text:p>68</text:p>
              </table:table-cell>
              <table:table-cell office:value-type="float" office:value="141580">
                <text:p>14158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8">
                <text:p>68</text:p>
              </table:table-cell>
              <table:table-cell office:value-type="float" office:value="89594">
                <text:p>8959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8">
                <text:p>68</text:p>
              </table:table-cell>
              <table:table-cell office:value-type="float" office:value="223984">
                <text:p>22398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8">
                <text:p>68</text:p>
              </table:table-cell>
              <table:table-cell office:value-type="float" office:value="57085">
                <text:p>5708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8">
                <text:p>68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8">
                <text:p>68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8">
                <text:p>68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8">
                <text:p>6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9">
                <text:p>69</text:p>
              </table:table-cell>
              <table:table-cell office:value-type="float" office:value="15340">
                <text:p>1534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9">
                <text:p>69</text:p>
              </table:table-cell>
              <table:table-cell office:value-type="float" office:value="15898">
                <text:p>1589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9">
                <text:p>69</text:p>
              </table:table-cell>
              <table:table-cell office:value-type="float" office:value="15340">
                <text:p>1534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9">
                <text:p>69</text:p>
              </table:table-cell>
              <table:table-cell office:value-type="float" office:value="15898">
                <text:p>1589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9">
                <text:p>69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9">
                <text:p>69</text:p>
              </table:table-cell>
              <table:table-cell office:value-type="float" office:value="55000">
                <text:p>550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9">
                <text:p>69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9">
                <text:p>69</text:p>
              </table:table-cell>
              <table:table-cell office:value-type="float" office:value="238013">
                <text:p>23801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9">
                <text:p>69</text:p>
              </table:table-cell>
              <table:table-cell office:value-type="float" office:value="61622">
                <text:p>6162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9">
                <text:p>69</text:p>
              </table:table-cell>
              <table:table-cell office:value-type="float" office:value="32892">
                <text:p>3289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9">
                <text:p>69</text:p>
              </table:table-cell>
              <table:table-cell office:value-type="float" office:value="32892">
                <text:p>3289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9">
                <text:p>69</text:p>
              </table:table-cell>
              <table:table-cell office:value-type="float" office:value="15200">
                <text:p>1520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9">
                <text:p>69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9">
                <text:p>6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9">
                <text:p>6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9">
                <text:p>6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9">
                <text:p>6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9">
                <text:p>6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9">
                <text:p>6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9">
                <text:p>6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9">
                <text:p>6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9">
                <text:p>6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0">
                <text:p>7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0">
                <text:p>7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0">
                <text:p>7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0">
                <text:p>7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0">
                <text:p>7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0">
                <text:p>70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0">
                <text:p>7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0">
                <text:p>7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0">
                <text:p>70</text:p>
              </table:table-cell>
              <table:table-cell office:value-type="float" office:value="34764">
                <text:p>3476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0">
                <text:p>70</text:p>
              </table:table-cell>
              <table:table-cell office:value-type="float" office:value="67398">
                <text:p>6739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0">
                <text:p>70</text:p>
              </table:table-cell>
              <table:table-cell office:value-type="float" office:value="50399">
                <text:p>5039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0">
                <text:p>70</text:p>
              </table:table-cell>
              <table:table-cell office:value-type="float" office:value="50399">
                <text:p>5039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0">
                <text:p>70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0">
                <text:p>70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0">
                <text:p>70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0">
                <text:p>70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0">
                <text:p>7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0">
                <text:p>7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0">
                <text:p>7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0">
                <text:p>7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1">
                <text:p>71</text:p>
              </table:table-cell>
              <table:table-cell office:value-type="float" office:value="266072">
                <text:p>26607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1">
                <text:p>71</text:p>
              </table:table-cell>
              <table:table-cell office:value-type="float" office:value="15700">
                <text:p>157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1">
                <text:p>71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1">
                <text:p>71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1">
                <text:p>71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1">
                <text:p>71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1">
                <text:p>71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2">
                <text:p>72</text:p>
              </table:table-cell>
              <table:table-cell office:value-type="float" office:value="50418">
                <text:p>5041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2">
                <text:p>72</text:p>
              </table:table-cell>
              <table:table-cell office:value-type="float" office:value="50418">
                <text:p>5041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2">
                <text:p>72</text:p>
              </table:table-cell>
              <table:table-cell office:value-type="float" office:value="112041">
                <text:p>11204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2">
                <text:p>72</text:p>
              </table:table-cell>
              <table:table-cell office:value-type="float" office:value="50418">
                <text:p>5041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2">
                <text:p>72</text:p>
              </table:table-cell>
              <table:table-cell office:value-type="float" office:value="50842">
                <text:p>5084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2">
                <text:p>72</text:p>
              </table:table-cell>
              <table:table-cell office:value-type="float" office:value="69854">
                <text:p>6985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2">
                <text:p>72</text:p>
              </table:table-cell>
              <table:table-cell office:value-type="float" office:value="69854">
                <text:p>6985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2">
                <text:p>72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2">
                <text:p>72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2">
                <text:p>72</text:p>
              </table:table-cell>
              <table:table-cell office:value-type="float" office:value="15800">
                <text:p>1580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2">
                <text:p>7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2">
                <text:p>7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">
                <text:p>7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2">
                <text:p>7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2">
                <text:p>7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2">
                <text:p>7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2">
                <text:p>7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2">
                <text:p>7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2">
                <text:p>7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3">
                <text:p>73</text:p>
              </table:table-cell>
              <table:table-cell office:value-type="float" office:value="117653">
                <text:p>11765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3">
                <text:p>73</text:p>
              </table:table-cell>
              <table:table-cell office:value-type="float" office:value="51250">
                <text:p>5125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3">
                <text:p>73</text:p>
              </table:table-cell>
              <table:table-cell office:value-type="float" office:value="108195">
                <text:p>10819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3">
                <text:p>73</text:p>
              </table:table-cell>
              <table:table-cell office:value-type="float" office:value="16200">
                <text:p>162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3">
                <text:p>73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3">
                <text:p>73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4">
                <text:p>74</text:p>
              </table:table-cell>
              <table:table-cell office:value-type="float" office:value="21501">
                <text:p>2150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4">
                <text:p>74</text:p>
              </table:table-cell>
              <table:table-cell office:value-type="float" office:value="106429">
                <text:p>10642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4">
                <text:p>74</text:p>
              </table:table-cell>
              <table:table-cell office:value-type="float" office:value="106429">
                <text:p>10642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4">
                <text:p>74</text:p>
              </table:table-cell>
              <table:table-cell office:value-type="float" office:value="106429">
                <text:p>10642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4">
                <text:p>74</text:p>
              </table:table-cell>
              <table:table-cell office:value-type="float" office:value="117653">
                <text:p>11765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4">
                <text:p>74</text:p>
              </table:table-cell>
              <table:table-cell office:value-type="float" office:value="88162">
                <text:p>8816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4">
                <text:p>74</text:p>
              </table:table-cell>
              <table:table-cell office:value-type="float" office:value="88162">
                <text:p>8816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4">
                <text:p>74</text:p>
              </table:table-cell>
              <table:table-cell office:value-type="float" office:value="88162">
                <text:p>8816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4">
                <text:p>74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4">
                <text:p>74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4">
                <text:p>74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4">
                <text:p>74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4">
                <text:p>74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4">
                <text:p>74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5">
                <text:p>75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5">
                <text:p>75</text:p>
              </table:table-cell>
              <table:table-cell office:value-type="float" office:value="63004">
                <text:p>6300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5">
                <text:p>75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5">
                <text:p>75</text:p>
              </table:table-cell>
              <table:table-cell office:value-type="float" office:value="107508">
                <text:p>10750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5">
                <text:p>75</text:p>
              </table:table-cell>
              <table:table-cell office:value-type="float" office:value="106322">
                <text:p>10632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5">
                <text:p>75</text:p>
              </table:table-cell>
              <table:table-cell office:value-type="float" office:value="106322">
                <text:p>10632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5">
                <text:p>75</text:p>
              </table:table-cell>
              <table:table-cell office:value-type="float" office:value="106322">
                <text:p>10632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5">
                <text:p>75</text:p>
              </table:table-cell>
              <table:table-cell office:value-type="float" office:value="354409">
                <text:p>35440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5">
                <text:p>75</text:p>
              </table:table-cell>
              <table:table-cell office:value-type="float" office:value="354409">
                <text:p>35440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5">
                <text:p>75</text:p>
              </table:table-cell>
              <table:table-cell office:value-type="float" office:value="201184">
                <text:p>20118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5">
                <text:p>75</text:p>
              </table:table-cell>
              <table:table-cell office:value-type="float" office:value="51250">
                <text:p>5125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5">
                <text:p>75</text:p>
              </table:table-cell>
              <table:table-cell office:value-type="float" office:value="354409">
                <text:p>35440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5">
                <text:p>75</text:p>
              </table:table-cell>
              <table:table-cell office:value-type="float" office:value="16700">
                <text:p>1670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5">
                <text:p>75</text:p>
              </table:table-cell>
              <table:table-cell office:value-type="float" office:value="16600">
                <text:p>1660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5">
                <text:p>75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5">
                <text:p>7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5">
                <text:p>7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5">
                <text:p>7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5">
                <text:p>7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5">
                <text:p>7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5">
                <text:p>7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6">
                <text:p>76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6">
                <text:p>76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6">
                <text:p>76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6">
                <text:p>76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6">
                <text:p>7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6">
                <text:p>7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6">
                <text:p>7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7">
                <text:p>77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7">
                <text:p>77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7">
                <text:p>77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7">
                <text:p>77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7">
                <text:p>77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7">
                <text:p>77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7">
                <text:p>77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7">
                <text:p>77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7">
                <text:p>77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8">
                <text:p>78</text:p>
              </table:table-cell>
              <table:table-cell office:value-type="float" office:value="46000">
                <text:p>4600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8">
                <text:p>78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8">
                <text:p>78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8">
                <text:p>78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8">
                <text:p>78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9">
                <text:p>79</text:p>
              </table:table-cell>
              <table:table-cell office:value-type="float" office:value="19700">
                <text:p>1970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9">
                <text:p>79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0">
                <text:p>8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0">
                <text:p>80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0">
                <text:p>80</text:p>
              </table:table-cell>
              <table:table-cell office:value-type="float" office:value="47000">
                <text:p>4700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80">
                <text:p>8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81">
                <text:p>81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81">
                <text:p>81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81">
                <text:p>81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81">
                <text:p>81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82">
                <text:p>8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82">
                <text:p>8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2">
                <text:p>8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3">
                <text:p>83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85">
                <text:p>85</text:p>
              </table:table-cell>
              <table:table-cell office:value-type="float" office:value="47000">
                <text:p>4700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85">
                <text:p>8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5">
                <text:p>8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5">
                <text:p>8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5">
                <text:p>8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5">
                <text:p>8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85">
                <text:p>8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85">
                <text:p>8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85">
                <text:p>8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99">
                <text:p>9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99">
                <text:p>9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99">
                <text:p>9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0">
                <text:p>100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00">
                <text:p>10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0">
                <text:p>10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00">
                <text:p>10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0">
                <text:p>10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0">
                <text:p>10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0">
                <text:p>10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0">
                <text:p>10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minimum="30" chart:maximum="80" chart:origin="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aximum="50000" chart:origin="0" chart:interval-major="10000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8000" draw:fill-color="#ff8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draw:stroke="dash" draw:stroke-dash="Dash" svg:stroke-width="0.1cm" svg:stroke-color="#ff8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48cm" svg:height="10.602cm" xlink:href=".." xlink:type="simple" chart:class="chart:scatter" chart:style-name="ch1">
        <chart:legend chart:legend-position="top" svg:x="5.479cm" svg:y="0.185cm" style:legend-expansion="wide" chart:style-name="ch2"/>
        <chart:plot-area chart:style-name="ch3" table:cell-range-address="leaves.A2:leaves.B1538 leaves.B1:leaves.B1" chart:data-source-has-labels="row" svg:x="0.376cm" svg:y="0.995cm" svg:width="18.096cm" svg:height="9.395cm">
          <chart:coordinate-region svg:x="1.659cm" svg:y="1.195cm" svg:width="16.626cm" svg:height="8.548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leaves.B2:leaves.B1538" chart:label-cell-address="leaves.B1:leaves.B1" chart:class="chart:scatter">
            <chart:domain table:cell-range-address="leaves.A2:leaves.A1538"/>
            <chart:regression-curve chart:style-name="ch8"/>
            <chart:data-point chart:repeated="15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aves</text:p>
                <draw:g>
                  <svg:desc>leaves.B1:leav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leaves.A2:leaves.A1538</svg:desc>
                </draw:g>
              </table:table-cell>
              <table:table-cell office:value-type="float" office:value="7680">
                <text:p>7680</text:p>
                <draw:g>
                  <svg:desc>leaves.B2:leaves.B1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8976">
                <text:p>8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976">
                <text:p>8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10560">
                <text:p>105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">
                <text:p>3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">
                <text:p>35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">
                <text:p>35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">
                <text:p>35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">
                <text:p>35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">
                <text:p>35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8746">
                <text:p>87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">
                <text:p>3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">
                <text:p>35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">
                <text:p>35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">
                <text:p>3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">
                <text:p>35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">
                <text:p>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">
                <text:p>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">
                <text:p>3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">
                <text:p>3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">
                <text:p>3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">
                <text:p>3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">
                <text:p>3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">
                <text:p>3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">
                <text:p>3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">
                <text:p>3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">
                <text:p>3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">
                <text:p>3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">
                <text:p>37</text:p>
              </table:table-cell>
              <table:table-cell office:value-type="float" office:value="11581">
                <text:p>115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">
                <text:p>3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">
                <text:p>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">
                <text:p>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">
                <text:p>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">
                <text:p>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">
                <text:p>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">
                <text:p>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">
                <text:p>3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">
                <text:p>3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">
                <text:p>3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">
                <text:p>38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">
                <text:p>3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">
                <text:p>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">
                <text:p>3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">
                <text:p>4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">
                <text:p>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">
                <text:p>4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">
                <text:p>4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">
                <text:p>4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">
                <text:p>4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">
                <text:p>4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">
                <text:p>40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">
                <text:p>4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">
                <text:p>4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">
                <text:p>4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">
                <text:p>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">
                <text:p>4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">
                <text:p>4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">
                <text:p>4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">
                <text:p>41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">
                <text:p>41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">
                <text:p>4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">
                <text:p>4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">
                <text:p>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">
                <text:p>4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">
                <text:p>4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">
                <text:p>4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">
                <text:p>4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">
                <text:p>4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">
                <text:p>4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">
                <text:p>42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">
                <text:p>42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">
                <text:p>42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">
                <text:p>42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">
                <text:p>42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">
                <text:p>4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">
                <text:p>4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">
                <text:p>4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">
                <text:p>4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">
                <text:p>4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">
                <text:p>4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">
                <text:p>43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">
                <text:p>43</text:p>
              </table:table-cell>
              <table:table-cell office:value-type="float" office:value="12460">
                <text:p>1246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">
                <text:p>43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">
                <text:p>43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">
                <text:p>43</text:p>
              </table:table-cell>
              <table:table-cell office:value-type="float" office:value="6853">
                <text:p>68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">
                <text:p>43</text:p>
              </table:table-cell>
              <table:table-cell office:value-type="float" office:value="6853">
                <text:p>68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">
                <text:p>43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">
                <text:p>43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">
                <text:p>43</text:p>
              </table:table-cell>
              <table:table-cell office:value-type="float" office:value="15268">
                <text:p>152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">
                <text:p>43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">
                <text:p>4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">
                <text:p>44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">
                <text:p>44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">
                <text:p>44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">
                <text:p>44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">
                <text:p>44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">
                <text:p>44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">
                <text:p>44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">
                <text:p>44</text:p>
              </table:table-cell>
              <table:table-cell office:value-type="float" office:value="13706">
                <text:p>137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">
                <text:p>44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">
                <text:p>44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">
                <text:p>44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">
                <text:p>44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">
                <text:p>44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">
                <text:p>44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">
                <text:p>44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">
                <text:p>44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">
                <text:p>44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">
                <text:p>4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">
                <text:p>4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">
                <text:p>4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">
                <text:p>4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">
                <text:p>4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">
                <text:p>45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">
                <text:p>4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">
                <text:p>4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">
                <text:p>4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5">
                <text:p>4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">
                <text:p>45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">
                <text:p>4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">
                <text:p>45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">
                <text:p>45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">
                <text:p>45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">
                <text:p>45</text:p>
              </table:table-cell>
              <table:table-cell office:value-type="float" office:value="6853">
                <text:p>68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">
                <text:p>45</text:p>
              </table:table-cell>
              <table:table-cell office:value-type="float" office:value="6853">
                <text:p>68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">
                <text:p>45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5">
                <text:p>45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5">
                <text:p>45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5">
                <text:p>45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">
                <text:p>45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5">
                <text:p>45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5">
                <text:p>45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">
                <text:p>45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">
                <text:p>45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">
                <text:p>45</text:p>
              </table:table-cell>
              <table:table-cell office:value-type="float" office:value="14168">
                <text:p>141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">
                <text:p>45</text:p>
              </table:table-cell>
              <table:table-cell office:value-type="float" office:value="6391">
                <text:p>6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">
                <text:p>45</text:p>
              </table:table-cell>
              <table:table-cell office:value-type="float" office:value="14168">
                <text:p>141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">
                <text:p>45</text:p>
              </table:table-cell>
              <table:table-cell office:value-type="float" office:value="14925">
                <text:p>149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5">
                <text:p>45</text:p>
              </table:table-cell>
              <table:table-cell office:value-type="float" office:value="15750">
                <text:p>1575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">
                <text:p>45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">
                <text:p>4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5">
                <text:p>45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">
                <text:p>4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5">
                <text:p>4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">
                <text:p>4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">
                <text:p>4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">
                <text:p>4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">
                <text:p>46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">
                <text:p>46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">
                <text:p>46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">
                <text:p>46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">
                <text:p>46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">
                <text:p>46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">
                <text:p>46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">
                <text:p>46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">
                <text:p>4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7">
                <text:p>4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">
                <text:p>4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">
                <text:p>4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7">
                <text:p>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">
                <text:p>47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7">
                <text:p>47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7">
                <text:p>47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7">
                <text:p>47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">
                <text:p>47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">
                <text:p>47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7">
                <text:p>47</text:p>
              </table:table-cell>
              <table:table-cell office:value-type="float" office:value="15877">
                <text:p>158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">
                <text:p>47</text:p>
              </table:table-cell>
              <table:table-cell office:value-type="float" office:value="13867">
                <text:p>138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7">
                <text:p>47</text:p>
              </table:table-cell>
              <table:table-cell office:value-type="float" office:value="6391">
                <text:p>63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7">
                <text:p>47</text:p>
              </table:table-cell>
              <table:table-cell office:value-type="float" office:value="6391">
                <text:p>63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7">
                <text:p>4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">
                <text:p>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8">
                <text:p>48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">
                <text:p>48</text:p>
              </table:table-cell>
              <table:table-cell office:value-type="float" office:value="15877">
                <text:p>158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">
                <text:p>48</text:p>
              </table:table-cell>
              <table:table-cell office:value-type="float" office:value="14433">
                <text:p>144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">
                <text:p>48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">
                <text:p>48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">
                <text:p>48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">
                <text:p>4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9">
                <text:p>4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">
                <text:p>4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">
                <text:p>4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">
                <text:p>4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">
                <text:p>4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">
                <text:p>4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">
                <text:p>4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">
                <text:p>4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">
                <text:p>4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">
                <text:p>4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">
                <text:p>4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">
                <text:p>49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">
                <text:p>49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">
                <text:p>4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">
                <text:p>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">
                <text:p>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">
                <text:p>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">
                <text:p>5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">
                <text:p>5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">
                <text:p>5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">
                <text:p>5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0">
                <text:p>5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0">
                <text:p>5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0">
                <text:p>5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0">
                <text:p>5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0">
                <text:p>5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">
                <text:p>5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">
                <text:p>5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">
                <text:p>5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">
                <text:p>50</text:p>
              </table:table-cell>
              <table:table-cell office:value-type="float" office:value="16427">
                <text:p>164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0">
                <text:p>50</text:p>
              </table:table-cell>
              <table:table-cell office:value-type="float" office:value="16680">
                <text:p>1668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">
                <text:p>50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">
                <text:p>50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">
                <text:p>5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0">
                <text:p>5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0">
                <text:p>5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">
                <text:p>5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">
                <text:p>5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">
                <text:p>5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1">
                <text:p>5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1">
                <text:p>5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1">
                <text:p>5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">
                <text:p>5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">
                <text:p>5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">
                <text:p>5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">
                <text:p>5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">
                <text:p>5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">
                <text:p>51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">
                <text:p>51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">
                <text:p>5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">
                <text:p>5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">
                <text:p>5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">
                <text:p>5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">
                <text:p>52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">
                <text:p>52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">
                <text:p>52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">
                <text:p>52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">
                <text:p>52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">
                <text:p>52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">
                <text:p>52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">
                <text:p>52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">
                <text:p>5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">
                <text:p>5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">
                <text:p>5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">
                <text:p>53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">
                <text:p>53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">
                <text:p>53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">
                <text:p>53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">
                <text:p>53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">
                <text:p>53</text:p>
              </table:table-cell>
              <table:table-cell office:value-type="float" office:value="8414">
                <text:p>84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">
                <text:p>53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">
                <text:p>53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">
                <text:p>53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">
                <text:p>53</text:p>
              </table:table-cell>
              <table:table-cell office:value-type="float" office:value="7930">
                <text:p>793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3">
                <text:p>53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">
                <text:p>5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3">
                <text:p>5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3">
                <text:p>5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3">
                <text:p>5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3">
                <text:p>5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">
                <text:p>5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">
                <text:p>5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">
                <text:p>5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">
                <text:p>5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">
                <text:p>5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4">
                <text:p>5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4">
                <text:p>54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4">
                <text:p>54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4">
                <text:p>54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4">
                <text:p>54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4">
                <text:p>54</text:p>
              </table:table-cell>
              <table:table-cell office:value-type="float" office:value="16961">
                <text:p>169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4">
                <text:p>54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4">
                <text:p>54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4">
                <text:p>54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4">
                <text:p>54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4">
                <text:p>54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4">
                <text:p>54</text:p>
              </table:table-cell>
              <table:table-cell office:value-type="float" office:value="9027">
                <text:p>90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4">
                <text:p>54</text:p>
              </table:table-cell>
              <table:table-cell office:value-type="float" office:value="9157">
                <text:p>91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4">
                <text:p>5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4">
                <text:p>5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5">
                <text:p>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5">
                <text:p>5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5">
                <text:p>5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5">
                <text:p>5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5">
                <text:p>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5">
                <text:p>5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5">
                <text:p>5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5">
                <text:p>5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5">
                <text:p>5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5">
                <text:p>5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">
                <text:p>5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5">
                <text:p>55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">
                <text:p>5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5">
                <text:p>55</text:p>
              </table:table-cell>
              <table:table-cell office:value-type="float" office:value="15540">
                <text:p>1554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5">
                <text:p>55</text:p>
              </table:table-cell>
              <table:table-cell office:value-type="float" office:value="17094">
                <text:p>170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5">
                <text:p>55</text:p>
              </table:table-cell>
              <table:table-cell office:value-type="float" office:value="17094">
                <text:p>170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5">
                <text:p>55</text:p>
              </table:table-cell>
              <table:table-cell office:value-type="float" office:value="17094">
                <text:p>170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5">
                <text:p>55</text:p>
              </table:table-cell>
              <table:table-cell office:value-type="float" office:value="16961">
                <text:p>169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5">
                <text:p>55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5">
                <text:p>55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5">
                <text:p>55</text:p>
              </table:table-cell>
              <table:table-cell office:value-type="float" office:value="22222">
                <text:p>222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5">
                <text:p>55</text:p>
              </table:table-cell>
              <table:table-cell office:value-type="float" office:value="19250">
                <text:p>192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5">
                <text:p>55</text:p>
              </table:table-cell>
              <table:table-cell office:value-type="float" office:value="19827">
                <text:p>198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5">
                <text:p>55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5">
                <text:p>55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5">
                <text:p>5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5">
                <text:p>55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5">
                <text:p>5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5">
                <text:p>5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5">
                <text:p>5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5">
                <text:p>5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5">
                <text:p>55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5">
                <text:p>5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5">
                <text:p>55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5">
                <text:p>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5">
                <text:p>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5">
                <text:p>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5">
                <text:p>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5">
                <text:p>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5">
                <text:p>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5">
                <text:p>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5">
                <text:p>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5">
                <text:p>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5">
                <text:p>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6">
                <text:p>5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6">
                <text:p>5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6">
                <text:p>56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6">
                <text:p>56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7">
                <text:p>57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7">
                <text:p>57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7">
                <text:p>57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7">
                <text:p>57</text:p>
              </table:table-cell>
              <table:table-cell office:value-type="float" office:value="6833">
                <text:p>68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7">
                <text:p>57</text:p>
              </table:table-cell>
              <table:table-cell office:value-type="float" office:value="6833">
                <text:p>68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7">
                <text:p>5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7">
                <text:p>5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8">
                <text:p>58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8">
                <text:p>58</text:p>
              </table:table-cell>
              <table:table-cell office:value-type="float" office:value="16112">
                <text:p>161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8">
                <text:p>58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8">
                <text:p>58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8">
                <text:p>58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8">
                <text:p>58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">
                <text:p>58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8">
                <text:p>58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9">
                <text:p>59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9">
                <text:p>59</text:p>
              </table:table-cell>
              <table:table-cell office:value-type="float" office:value="10948">
                <text:p>109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9">
                <text:p>59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9">
                <text:p>59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9">
                <text:p>59</text:p>
              </table:table-cell>
              <table:table-cell office:value-type="float" office:value="7486">
                <text:p>74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9">
                <text:p>59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9">
                <text:p>59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9">
                <text:p>59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0">
                <text:p>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0">
                <text:p>6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0">
                <text:p>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0">
                <text:p>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0">
                <text:p>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0">
                <text:p>6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0">
                <text:p>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0">
                <text:p>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0">
                <text:p>6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0">
                <text:p>6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0">
                <text:p>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0">
                <text:p>6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0">
                <text:p>6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0">
                <text:p>6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0">
                <text:p>6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0">
                <text:p>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0">
                <text:p>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0">
                <text:p>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0">
                <text:p>6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0">
                <text:p>6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0">
                <text:p>6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0">
                <text:p>6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0">
                <text:p>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0">
                <text:p>6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0">
                <text:p>6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0">
                <text:p>6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0">
                <text:p>6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0">
                <text:p>6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0">
                <text:p>60</text:p>
              </table:table-cell>
              <table:table-cell office:value-type="float" office:value="35291">
                <text:p>352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0">
                <text:p>60</text:p>
              </table:table-cell>
              <table:table-cell office:value-type="float" office:value="33820">
                <text:p>3382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0">
                <text:p>60</text:p>
              </table:table-cell>
              <table:table-cell office:value-type="float" office:value="16112">
                <text:p>161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0">
                <text:p>60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0">
                <text:p>60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0">
                <text:p>60</text:p>
              </table:table-cell>
              <table:table-cell office:value-type="float" office:value="34771">
                <text:p>347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0">
                <text:p>6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0">
                <text:p>6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0">
                <text:p>6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0">
                <text:p>6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1">
                <text:p>6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1">
                <text:p>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1">
                <text:p>6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">
                <text:p>6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1">
                <text:p>6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1">
                <text:p>6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1">
                <text:p>6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1">
                <text:p>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1">
                <text:p>6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1">
                <text:p>6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1">
                <text:p>6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1">
                <text:p>6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1">
                <text:p>6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1">
                <text:p>6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1">
                <text:p>6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">
                <text:p>6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1">
                <text:p>6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1">
                <text:p>6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1">
                <text:p>6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1">
                <text:p>6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1">
                <text:p>61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1">
                <text:p>61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1">
                <text:p>61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1">
                <text:p>6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1">
                <text:p>6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2">
                <text:p>6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2">
                <text:p>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2">
                <text:p>6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2">
                <text:p>6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2">
                <text:p>6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2">
                <text:p>6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2">
                <text:p>6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2">
                <text:p>6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2">
                <text:p>6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2">
                <text:p>6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2">
                <text:p>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2">
                <text:p>6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2">
                <text:p>6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2">
                <text:p>6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2">
                <text:p>6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2">
                <text:p>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2">
                <text:p>6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2">
                <text:p>6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2">
                <text:p>6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2">
                <text:p>6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2">
                <text:p>6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2">
                <text:p>6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2">
                <text:p>62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2">
                <text:p>62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2">
                <text:p>62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2">
                <text:p>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2">
                <text:p>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2">
                <text:p>62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2">
                <text:p>62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2">
                <text:p>62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2">
                <text:p>62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2">
                <text:p>62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2">
                <text:p>62</text:p>
              </table:table-cell>
              <table:table-cell office:value-type="float" office:value="17256">
                <text:p>172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2">
                <text:p>62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2">
                <text:p>62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2">
                <text:p>6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2">
                <text:p>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3">
                <text:p>6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3">
                <text:p>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3">
                <text:p>6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3">
                <text:p>6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3">
                <text:p>6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">
                <text:p>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3">
                <text:p>6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3">
                <text:p>6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3">
                <text:p>6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3">
                <text:p>6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3">
                <text:p>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3">
                <text:p>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3">
                <text:p>6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3">
                <text:p>6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3">
                <text:p>6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3">
                <text:p>6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3">
                <text:p>6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3">
                <text:p>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3">
                <text:p>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3">
                <text:p>6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3">
                <text:p>63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3">
                <text:p>6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3">
                <text:p>63</text:p>
              </table:table-cell>
              <table:table-cell office:value-type="float" office:value="37000">
                <text:p>3700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3">
                <text:p>63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3">
                <text:p>63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3">
                <text:p>63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3">
                <text:p>63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3">
                <text:p>63</text:p>
              </table:table-cell>
              <table:table-cell office:value-type="float" office:value="6674">
                <text:p>667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3">
                <text:p>63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">
                <text:p>63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3">
                <text:p>63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3">
                <text:p>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4">
                <text:p>6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4">
                <text:p>6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4">
                <text:p>6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4">
                <text:p>6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4">
                <text:p>6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4">
                <text:p>6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4">
                <text:p>6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4">
                <text:p>6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4">
                <text:p>6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4">
                <text:p>6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4">
                <text:p>6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4">
                <text:p>6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4">
                <text:p>6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4">
                <text:p>6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4">
                <text:p>6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4">
                <text:p>6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4">
                <text:p>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4">
                <text:p>6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4">
                <text:p>6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4">
                <text:p>6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4">
                <text:p>6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4">
                <text:p>6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4">
                <text:p>6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4">
                <text:p>6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4">
                <text:p>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4">
                <text:p>6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4">
                <text:p>6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4">
                <text:p>6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4">
                <text:p>64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4">
                <text:p>64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4">
                <text:p>64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4">
                <text:p>64</text:p>
              </table:table-cell>
              <table:table-cell office:value-type="float" office:value="18982">
                <text:p>189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4">
                <text:p>64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4">
                <text:p>64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4">
                <text:p>64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4">
                <text:p>64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4">
                <text:p>64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4">
                <text:p>6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4">
                <text:p>64</text:p>
              </table:table-cell>
              <table:table-cell office:value-type="float" office:value="41028">
                <text:p>410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4">
                <text:p>64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4">
                <text:p>64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4">
                <text:p>64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4">
                <text:p>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">
                <text:p>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4">
                <text:p>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">
                <text:p>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4">
                <text:p>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4">
                <text:p>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">
                <text:p>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">
                <text:p>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4">
                <text:p>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4">
                <text:p>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5">
                <text:p>6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5">
                <text:p>6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">
                <text:p>6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5">
                <text:p>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5">
                <text:p>6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5">
                <text:p>6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5">
                <text:p>6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5">
                <text:p>6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5">
                <text:p>6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5">
                <text:p>6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5">
                <text:p>6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5">
                <text:p>6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5">
                <text:p>6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5">
                <text:p>6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5">
                <text:p>6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5">
                <text:p>6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5">
                <text:p>6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5">
                <text:p>6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5">
                <text:p>6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5">
                <text:p>6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5">
                <text:p>6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5">
                <text:p>6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5">
                <text:p>6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5">
                <text:p>6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5">
                <text:p>6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5">
                <text:p>65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5">
                <text:p>6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5">
                <text:p>6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5">
                <text:p>6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5">
                <text:p>6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5">
                <text:p>6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5">
                <text:p>6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5">
                <text:p>65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5">
                <text:p>65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5">
                <text:p>65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5">
                <text:p>65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5">
                <text:p>65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5">
                <text:p>65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5">
                <text:p>65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5">
                <text:p>65</text:p>
              </table:table-cell>
              <table:table-cell office:value-type="float" office:value="36333">
                <text:p>3633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5">
                <text:p>65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5">
                <text:p>65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5">
                <text:p>65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5">
                <text:p>65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5">
                <text:p>65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5">
                <text:p>65</text:p>
              </table:table-cell>
              <table:table-cell office:value-type="float" office:value="22214">
                <text:p>2221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5">
                <text:p>65</text:p>
              </table:table-cell>
              <table:table-cell office:value-type="float" office:value="9164">
                <text:p>916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5">
                <text:p>6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5">
                <text:p>65</text:p>
              </table:table-cell>
              <table:table-cell office:value-type="float" office:value="18982">
                <text:p>1898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5">
                <text:p>65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5">
                <text:p>65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5">
                <text:p>65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5">
                <text:p>65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5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5">
                <text:p>6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5">
                <text:p>6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5">
                <text:p>6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6">
                <text:p>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6">
                <text:p>6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6">
                <text:p>6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6">
                <text:p>6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6">
                <text:p>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6">
                <text:p>6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6">
                <text:p>6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6">
                <text:p>6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6">
                <text:p>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6">
                <text:p>6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6">
                <text:p>6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6">
                <text:p>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6">
                <text:p>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6">
                <text:p>6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6">
                <text:p>6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6">
                <text:p>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6">
                <text:p>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6">
                <text:p>6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6">
                <text:p>6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6">
                <text:p>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6">
                <text:p>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6">
                <text:p>6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6">
                <text:p>6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6">
                <text:p>6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6">
                <text:p>6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6">
                <text:p>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6">
                <text:p>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6">
                <text:p>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6">
                <text:p>6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6">
                <text:p>6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6">
                <text:p>6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6">
                <text:p>6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6">
                <text:p>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6">
                <text:p>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6">
                <text:p>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6">
                <text:p>6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6">
                <text:p>6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6">
                <text:p>66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6">
                <text:p>66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6">
                <text:p>66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6">
                <text:p>66</text:p>
              </table:table-cell>
              <table:table-cell office:value-type="float" office:value="10116">
                <text:p>1011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6">
                <text:p>66</text:p>
              </table:table-cell>
              <table:table-cell office:value-type="float" office:value="10116">
                <text:p>1011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6">
                <text:p>66</text:p>
              </table:table-cell>
              <table:table-cell office:value-type="float" office:value="10116">
                <text:p>1011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6">
                <text:p>66</text:p>
              </table:table-cell>
              <table:table-cell office:value-type="float" office:value="26160">
                <text:p>2616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6">
                <text:p>66</text:p>
              </table:table-cell>
              <table:table-cell office:value-type="float" office:value="17960">
                <text:p>1796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6">
                <text:p>66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6">
                <text:p>66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6">
                <text:p>66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6">
                <text:p>66</text:p>
              </table:table-cell>
              <table:table-cell office:value-type="float" office:value="19176">
                <text:p>1917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6">
                <text:p>66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6">
                <text:p>6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6">
                <text:p>6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6">
                <text:p>6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7">
                <text:p>6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7">
                <text:p>6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7">
                <text:p>6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7">
                <text:p>6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">
                <text:p>6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7">
                <text:p>6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7">
                <text:p>6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7">
                <text:p>6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7">
                <text:p>6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7">
                <text:p>6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7">
                <text:p>6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7">
                <text:p>6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7">
                <text:p>6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7">
                <text:p>6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7">
                <text:p>6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7">
                <text:p>6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7">
                <text:p>6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7">
                <text:p>6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7">
                <text:p>6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7">
                <text:p>6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7">
                <text:p>6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7">
                <text:p>6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7">
                <text:p>6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7">
                <text:p>6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7">
                <text:p>6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7">
                <text:p>67</text:p>
              </table:table-cell>
              <table:table-cell office:value-type="float" office:value="13080">
                <text:p>1308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7">
                <text:p>67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7">
                <text:p>67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7">
                <text:p>67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7">
                <text:p>67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7">
                <text:p>67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7">
                <text:p>67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7">
                <text:p>67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7">
                <text:p>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">
                <text:p>6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8">
                <text:p>6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8">
                <text:p>6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8">
                <text:p>6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8">
                <text:p>6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8">
                <text:p>6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8">
                <text:p>6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8">
                <text:p>6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8">
                <text:p>68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8">
                <text:p>6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8">
                <text:p>6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8">
                <text:p>6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8">
                <text:p>6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8">
                <text:p>68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8">
                <text:p>68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8">
                <text:p>68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8">
                <text:p>68</text:p>
              </table:table-cell>
              <table:table-cell office:value-type="float" office:value="20298">
                <text:p>2029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8">
                <text:p>68</text:p>
              </table:table-cell>
              <table:table-cell office:value-type="float" office:value="30745">
                <text:p>3074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8">
                <text:p>68</text:p>
              </table:table-cell>
              <table:table-cell office:value-type="float" office:value="8101">
                <text:p>810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8">
                <text:p>68</text:p>
              </table:table-cell>
              <table:table-cell office:value-type="float" office:value="16200">
                <text:p>1620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8">
                <text:p>68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8">
                <text:p>68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8">
                <text:p>6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9">
                <text:p>6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9">
                <text:p>6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9">
                <text:p>6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9">
                <text:p>6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9">
                <text:p>69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9">
                <text:p>69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9">
                <text:p>69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9">
                <text:p>69</text:p>
              </table:table-cell>
              <table:table-cell office:value-type="float" office:value="31870">
                <text:p>3187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9">
                <text:p>69</text:p>
              </table:table-cell>
              <table:table-cell office:value-type="float" office:value="7319">
                <text:p>731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9">
                <text:p>69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9">
                <text:p>69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9">
                <text:p>69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9">
                <text:p>69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0">
                <text:p>7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0">
                <text:p>7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0">
                <text:p>7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0">
                <text:p>7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0">
                <text:p>7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0">
                <text:p>7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0">
                <text:p>7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0">
                <text:p>7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0">
                <text:p>70</text:p>
              </table:table-cell>
              <table:table-cell office:value-type="float" office:value="11034">
                <text:p>1103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0">
                <text:p>70</text:p>
              </table:table-cell>
              <table:table-cell office:value-type="float" office:value="8043">
                <text:p>804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0">
                <text:p>7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0">
                <text:p>7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0">
                <text:p>7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0">
                <text:p>70</text:p>
              </table:table-cell>
              <table:table-cell office:value-type="float" office:value="17100">
                <text:p>1710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0">
                <text:p>7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0">
                <text:p>7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0">
                <text:p>7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0">
                <text:p>7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0">
                <text:p>7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0">
                <text:p>7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1">
                <text:p>71</text:p>
              </table:table-cell>
              <table:table-cell office:value-type="float" office:value="34122">
                <text:p>3412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1">
                <text:p>71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1">
                <text:p>71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1">
                <text:p>71</text:p>
              </table:table-cell>
              <table:table-cell office:value-type="float" office:value="72000">
                <text:p>7200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1">
                <text:p>7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1">
                <text:p>7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1">
                <text:p>7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2">
                <text:p>72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2">
                <text:p>72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2">
                <text:p>72</text:p>
              </table:table-cell>
              <table:table-cell office:value-type="float" office:value="14099">
                <text:p>1409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2">
                <text:p>72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2">
                <text:p>72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2">
                <text:p>72</text:p>
              </table:table-cell>
              <table:table-cell office:value-type="float" office:value="9450">
                <text:p>945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2">
                <text:p>72</text:p>
              </table:table-cell>
              <table:table-cell office:value-type="float" office:value="9450">
                <text:p>945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2">
                <text:p>72</text:p>
              </table:table-cell>
              <table:table-cell office:value-type="float" office:value="17700">
                <text:p>177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2">
                <text:p>72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2">
                <text:p>72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2">
                <text:p>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2">
                <text:p>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">
                <text:p>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2">
                <text:p>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2">
                <text:p>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2">
                <text:p>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2">
                <text:p>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2">
                <text:p>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2">
                <text:p>7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3">
                <text:p>73</text:p>
              </table:table-cell>
              <table:table-cell office:value-type="float" office:value="14550">
                <text:p>1455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3">
                <text:p>73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3">
                <text:p>73</text:p>
              </table:table-cell>
              <table:table-cell office:value-type="float" office:value="8121">
                <text:p>812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3">
                <text:p>7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3">
                <text:p>7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3">
                <text:p>73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4">
                <text:p>74</text:p>
              </table:table-cell>
              <table:table-cell office:value-type="float" office:value="8822">
                <text:p>882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4">
                <text:p>74</text:p>
              </table:table-cell>
              <table:table-cell office:value-type="float" office:value="13649">
                <text:p>1364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4">
                <text:p>74</text:p>
              </table:table-cell>
              <table:table-cell office:value-type="float" office:value="13649">
                <text:p>1364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4">
                <text:p>74</text:p>
              </table:table-cell>
              <table:table-cell office:value-type="float" office:value="13649">
                <text:p>1364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4">
                <text:p>74</text:p>
              </table:table-cell>
              <table:table-cell office:value-type="float" office:value="14550">
                <text:p>1455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4">
                <text:p>74</text:p>
              </table:table-cell>
              <table:table-cell office:value-type="float" office:value="11498">
                <text:p>1149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4">
                <text:p>74</text:p>
              </table:table-cell>
              <table:table-cell office:value-type="float" office:value="11498">
                <text:p>1149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4">
                <text:p>74</text:p>
              </table:table-cell>
              <table:table-cell office:value-type="float" office:value="11498">
                <text:p>1149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4">
                <text:p>74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4">
                <text:p>7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4">
                <text:p>7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4">
                <text:p>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4">
                <text:p>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4">
                <text:p>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5">
                <text:p>75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5">
                <text:p>75</text:p>
              </table:table-cell>
              <table:table-cell office:value-type="float" office:value="9942">
                <text:p>994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5">
                <text:p>75</text:p>
              </table:table-cell>
              <table:table-cell office:value-type="float" office:value="5822">
                <text:p>582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5">
                <text:p>75</text:p>
              </table:table-cell>
              <table:table-cell office:value-type="float" office:value="44113">
                <text:p>4411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5">
                <text:p>75</text:p>
              </table:table-cell>
              <table:table-cell office:value-type="float" office:value="10621">
                <text:p>1062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5">
                <text:p>75</text:p>
              </table:table-cell>
              <table:table-cell office:value-type="float" office:value="10621">
                <text:p>1062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5">
                <text:p>75</text:p>
              </table:table-cell>
              <table:table-cell office:value-type="float" office:value="10621">
                <text:p>1062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5">
                <text:p>75</text:p>
              </table:table-cell>
              <table:table-cell office:value-type="float" office:value="42487">
                <text:p>4248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5">
                <text:p>75</text:p>
              </table:table-cell>
              <table:table-cell office:value-type="float" office:value="42487">
                <text:p>4248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5">
                <text:p>75</text:p>
              </table:table-cell>
              <table:table-cell office:value-type="float" office:value="28124">
                <text:p>2812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5">
                <text:p>75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5">
                <text:p>75</text:p>
              </table:table-cell>
              <table:table-cell office:value-type="float" office:value="42487">
                <text:p>4248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5">
                <text:p>75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5">
                <text:p>75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5">
                <text:p>75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5">
                <text:p>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5">
                <text:p>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5">
                <text:p>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5">
                <text:p>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5">
                <text:p>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5">
                <text:p>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6">
                <text:p>76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6">
                <text:p>76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6">
                <text:p>7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6">
                <text:p>7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6">
                <text:p>7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6">
                <text:p>7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6">
                <text:p>7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7">
                <text:p>7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7">
                <text:p>7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7">
                <text:p>77</text:p>
              </table:table-cell>
              <table:table-cell office:value-type="float" office:value="99000">
                <text:p>9900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7">
                <text:p>7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7">
                <text:p>7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7">
                <text:p>7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7">
                <text:p>7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7">
                <text:p>7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7">
                <text:p>7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8">
                <text:p>78</text:p>
              </table:table-cell>
              <table:table-cell office:value-type="float" office:value="19800">
                <text:p>1980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8">
                <text:p>78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8">
                <text:p>7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8">
                <text:p>7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8">
                <text:p>7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9">
                <text:p>79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9">
                <text:p>79</text:p>
              </table:table-cell>
              <table:table-cell office:value-type="float" office:value="108000">
                <text:p>1080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0">
                <text:p>8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0">
                <text:p>80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0">
                <text:p>80</text:p>
              </table:table-cell>
              <table:table-cell office:value-type="float" office:value="20500">
                <text:p>2050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80">
                <text:p>8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80">
                <text:p>8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80">
                <text:p>8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0">
                <text:p>8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0">
                <text:p>8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0">
                <text:p>8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0">
                <text:p>8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80">
                <text:p>8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80">
                <text:p>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81">
                <text:p>81</text:p>
              </table:table-cell>
              <table:table-cell office:value-type="float" office:value="117000">
                <text:p>11700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81">
                <text:p>8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81">
                <text:p>8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81">
                <text:p>8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82">
                <text:p>8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82">
                <text:p>8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2">
                <text:p>8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3">
                <text:p>83</text:p>
              </table:table-cell>
              <table:table-cell office:value-type="float" office:value="126000">
                <text:p>12600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85">
                <text:p>85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85">
                <text:p>8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5">
                <text:p>8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5">
                <text:p>8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5">
                <text:p>8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5">
                <text:p>8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85">
                <text:p>8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85">
                <text:p>8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85">
                <text:p>8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99">
                <text:p>9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9">
                <text:p>9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99">
                <text:p>9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00">
                <text:p>100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0">
                <text:p>10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00">
                <text:p>10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00">
                <text:p>10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0">
                <text:p>10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00">
                <text:p>10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00">
                <text:p>10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0">
                <text:p>100</text:p>
              </table:table-cell>
              <table:table-cell office:value-type="float" office:value="637">
                <text:p>6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